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37">
            <text:p>3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81">
            <text:p>8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82">
            <text:p>8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42">
            <text:p>4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61">
            <text:p>6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9];[.I$1:.I$1048576];0)" office:value-type="float" office:value="16">
            <text:p>1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0];[.I$1:.I$1048576];0)" office:value-type="float" office:value="17">
            <text:p>1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1];[.I$1:.I$1048576];0)" office:value-type="float" office:value="78">
            <text:p>7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2];[.I$1:.I$1048576];0)" office:value-type="float" office:value="78">
            <text:p>78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3];[.I$1:.I$1048576];0)" office:value-type="float" office:value="39">
            <text:p>39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4];[.I$1:.I$1048576];0)" office:value-type="float" office:value="41">
            <text:p>41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15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16];[.I$1:.I$1048576];0)" office:value-type="float" office:value="75">
            <text:p>75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0"/>
          <table:table-cell table:style-name="ACE-0" table:formula="of:=LARGE([.I$1:.I$1048576];17)" office:value-type="float" office:value="0.67159999999999997">
            <text:p>0.6716</text:p>
          </table:table-cell>
          <table:table-cell table:style-name="ACE-0" table:formula="of:=MATCH([.R17];[.I$1:.I$1048576];0)" office:value-type="float" office:value="83">
            <text:p>83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0"/>
          <table:table-cell table:style-name="ACE-0" table:formula="of:=LARGE([.I$1:.I$1048576];18)" office:value-type="float" office:value="0.67090000000000005">
            <text:p>0.6709</text:p>
          </table:table-cell>
          <table:table-cell table:style-name="ACE-0" table:formula="of:=MATCH([.R18];[.I$1:.I$1048576];0)" office:value-type="float" office:value="59">
            <text:p>5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19];[.I$1:.I$1048576];0)" office:value-type="float" office:value="59">
            <text:p>5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20)" office:value-type="float" office:value="0.66669999999999996">
            <text:p>0.6667</text:p>
          </table:table-cell>
          <table:table-cell table:style-name="ACE-0" table:formula="of:=MATCH([.R20];[.I$1:.I$1048576];0)" office:value-type="float" office:value="64">
            <text:p>6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3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6">
          <gnm:selection gnm:start-col="14" gnm:start-row="26" gnm:end-col="14" gnm:end-row="26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8:07:57Z</dc:date>
    <meta:editing-cycles>61</meta:editing-cycles>
    <meta:editing-duration>P1DT2H39M15S</meta:editing-duration>
    <meta:generator>gnumeric/1.12.46</meta:generator>
  </office:meta>
</office:document-meta>
</file>